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Preformatted_20_Text">
      <style:paragraph-properties fo:line-height="125%"/>
      <style:text-properties style:font-name="Courier New" fo:font-size="11pt" style:font-size-asian="11pt" style:font-size-complex="11pt"/>
    </style:style>
    <style:style style:name="P5"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7"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9" style:family="paragraph" style:parent-style-name="Preformatted_20_Text">
      <style:paragraph-properties fo:line-height="125%"/>
      <style:text-properties style:font-name="Times New Roman" fo:font-size="12pt" style:font-size-asian="12pt" style:font-size-complex="12pt"/>
    </style:style>
    <style:style style:name="P10" style:family="paragraph" style:parent-style-name="Preformatted_20_Text">
      <style:paragraph-properties fo:line-height="125%"/>
      <style:text-properties fo:color="#000066" style:font-name="Times New Roman" fo:font-size="12pt" style:font-size-asian="12pt" style:font-size-complex="12pt"/>
    </style:style>
    <style:style style:name="P11"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2"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style:font-name="Courier New"/>
    </style:style>
    <style:style style:name="T8"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ster's Thesis Proposal (Draft – Oct 25, 2017)</text:p>
      <text:p text:style-name="P9">Thomas Logan</text:p>
      <text:p text:style-name="P9"/>
      <text:p text:style-name="P8">Summary</text:p>
      <text:p text:style-name="P9"><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9"/>
      <text:p text:style-name="P8">Overview</text:p>
      <text:p text:style-name="P9"><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9"><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9"/>
      <text:p text:style-name="P11"><text:span text:style-name="T2">type</text:span><text:span text:style-name="T1"> thread_id</text:span></text:p>
      <text:p text:style-name="P12"><text:span text:style-name="T3">val</text:span> spawn<text:span text:style-name="T4">: </text:span>(unit <text:span text:style-name="T4">-&gt;</text:span> unit) -&gt; thread_id</text:p>
      <text:p text:style-name="P9"/>
      <text:p text:style-name="P9">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9"/>
      <text:p text:style-name="P12"><text:span text:style-name="T3">type</text:span> 'a chan</text:p>
      <text:p text:style-name="P12"><text:span text:style-name="T3">val</text:span> recv: 'a chan -&gt; 'a</text:p>
      <text:p text:style-name="P12"><text:span text:style-name="T3">val</text:span> send: ('a chan * 'a) -&gt; unit</text:p>
      <text:p text:style-name="P9"/>
      <text:p text:style-name="P9">A given channel can have any arbitrary number of processes sending or receiving data on it over the course of the program's execution. <text:s/>A simple example derived from one used by Reppy and Xiao illustrates these essential features of Concurrent ML.</text:p>
      <text:p text:style-name="P4"/>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9"/>
      <text:p text:style-name="P9"><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9"/>
      <text:p text:style-name="P9"><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9"><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9"><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9"/>
      <text:p text:style-name="P9"><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9"><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9"><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9"/>
      <text:p text:style-name="P9"><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0"><text:tab/>Although Isabelle is described as a proof assistant[?], it is actually an extensible logic system, encompassing both proving and programming. <text:s/>Its ability to check that proofs satisfy propositions is simply one instance of its verification capabilities. <text:s/>It can also check that program terms satisfy types, similar to other programming systems for ML[?]. <text:s/>Although proofs and propositions are isomorphic to terms and types, respectively, Isabelle treats the two concepts distinctly. <text:s/>The practical uses for terms are quite different from that of proofs. <text:s/>If a <text:span text:style-name="T8">term</text:span> satisfies a <text:span text:style-name="T8">type</text:span>, then the term has utility for the data or computation it represents. <text:s/>The type is only valuable for confirming or denying the usage of a term. <text:s/>In contrast, once a <text:span text:style-name="T8">proof</text:span> satisfies a <text:span text:style-name="T8">proposition</text:span>, the proof becomes irrelevant, while the proposition is elevated to a theorem. <text:s/>The theorem is useful on its own without regard to any particular proof.</text:p>
      <text:p text:style-name="P10"><text:tab/>In Isabelle, terms of type <text:span text:style-name="T1">bool</text:span> are also propositions, which may be elevated to theorems given <text:soft-page-break/>a proof. <text:s/>Similar to other programming languages, type <text:span text:style-name="T1">bool</text:span> can be satisfied by values <text:span text:style-name="T1">True</text:span> or <text:span text:style-name="T1">False</text:span>. <text:s/>In contrast to other programming languages, additional structures can be defined to take zero or more terms of any type as input to construct a new term of type <text:span text:style-name="T1">bool</text:span>. <text:s/>These new boolean terms are actually of little use in programs. <text:s/>Boolean operators like <text:span text:style-name="T1">AND</text:span> or <text:span text:style-name="T1">OR</text:span> cannot reduce them as with <text:span text:style-name="T1">False</text:span> or <text:span text:style-name="T1">True</text:span>. <text:s/>In fact, their utility is in theorem proving. <text:s/>Boolean constructors are defined by inductive definitions that declare the set of rules, where each rule defines the conditions necessary for a construction of the new term to be considered valid. <text:s/>Each rule is named can be used to build proofs of propositions involving the new boolean structures, or constructors. <text:s/></text:p>
      <text:p text:style-name="P8"/>
      <text:p text:style-name="P8">Hypothesis</text:p>
      <text:p text:style-name="P9"><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8"/>
      <text:p text:style-name="P8">Evaluation</text:p>
      <text:p text:style-name="P8"><text:tab/><text:span text:style-name="T4">The main contributions of this work will be formal and mechanically verified proofs of a static analysis derived from Reppy's and Xiao's analysis.</text:span></text:p>
      <text:p text:style-name="P5"/>
      <text:p text:style-name="P8">Architecture</text:p>
      <text:p text:style-name="P9"><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9"><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text:soft-page-break/>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9"><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9"/>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oft-page-break/><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8">Deliverables</text:p>
      <text:list xml:id="list4246415272064316835" text:style-name="L1">
        <text:list-item>
          <text:p text:style-name="P6">Technical paper</text:p>
        </text:list-item>
        <text:list-item>
          <text:p text:style-name="P6">Isabelle code</text:p>
          <text:p text:style-name="P6"/>
        </text:list-item>
      </text:list>
      <text:p text:style-name="P8">References</text:p>
      <text:p text:style-name="P5">...</text:p>
      <text:p text:style-name="P8"/>
      <text:p text:style-name="P8">Schedule</text:p>
      <text:list xml:id="list3904266620469302984" text:style-name="L2">
        <text:list-item>
          <text:p text:style-name="P7">Define the syntax of Concurrent ML using Isabelle/HOL</text:p>
        </text:list-item>
        <text:list-item>
          <text:p text:style-name="P7">Define the operational semantics</text:p>
        </text:list-item>
        <text:list-item>
          <text:p text:style-name="P7">Define communication topologies in terms of operational semantics</text:p>
        </text:list-item>
        <text:list-item>
          <text:p text:style-name="P7">Construct proofs that simple programs adhere to communication topology definitions</text:p>
        </text:list-item>
        <text:list-item>
          <text:p text:style-name="P7">Define constraint-based analysis</text:p>
        </text:list-item>
        <text:list-item>
          <text:p text:style-name="P7">Construct proofs that analysis is informative with respect to example programs</text:p>
        </text:list-item>
        <text:list-item>
          <text:p text:style-name="P7">Construct proofs that the analysis is sound</text:p>
        </text:list-item>
        <text:list-item>
          <text:p text:style-name="P7">Develop an algorithm that takes a program and determines values described by the analysis</text:p>
        </text:list-item>
        <text:list-item>
          <text:p text:style-name="P7">Prove the analysis is computable using the algorithm.</text:p>
        </text:list-item>
        <text:list-item>
          <text:p text:style-name="P7">(Optional: Extend the definitions and proofs with <text:span text:style-name="T1">choose_evt</text:span>)</text:p>
        </text:list-item>
        <text:list-item>
          <text:p text:style-name="P7">(Optional: Extend the definitions and proofs with <text:span text:style-name="T1">then_evt</text:span>)</text:p>
        </text:list-item>
        <text:list-item>
          <text:p text:style-name="P7">Write technical paper</text:p>
        </text:list-item>
        <text:list-item>
          <text:p text:style-name="P7">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29T17:53:38</dc:date>
    <dc:creator>Thomas Logan</dc:creator>
    <meta:generator>OpenOffice/4.1.3$Unix OpenOffice.org_project/413m1$Build-9783</meta:generator>
    <meta:editing-duration>P13DT59M37S</meta:editing-duration>
    <meta:editing-cycles>125</meta:editing-cycles>
    <meta:document-statistic meta:table-count="0" meta:image-count="0" meta:object-count="0" meta:page-count="7" meta:paragraph-count="103" meta:word-count="2841" meta:character-count="17623"/>
  </office:meta>
</office:document-meta>
</file>